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5" calcext:value-type="float">
            <text:p>89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x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s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mt</text:p>
          </table:table-cell>
          <table:table-cell table:formula="of:=[.B9]-2*([.B$10]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t</text:p>
          </table:table-cell>
          <table:table-cell table:formula="of:=[.B8]-(2*[.B$10])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md1</text:p>
          </table:table-cell>
          <table:table-cell table:formula="of:=[.B4]-[.B3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2</text:p>
          </table:table-cell>
          <table:table-cell table:formula="of:=[.B5]-[.B6]"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</text:p>
          </table:table-cell>
          <table:table-cell table:formula="of:=([.B15]+[.B16])/2"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md1</text:p>
          </table:table-cell>
          <table:table-cell table:formula="of:=[.C6]-[.C3]" office:value-type="float" office:value="-656" calcext:value-type="float">
            <text:p>-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2</text:p>
          </table:table-cell>
          <table:table-cell table:formula="of:=[.C5]-[.C4]" office:value-type="float" office:value="-631" calcext:value-type="float">
            <text:p>-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</text:p>
          </table:table-cell>
          <table:table-cell table:formula="of:=([.B19]+[.B20])/2" office:value-type="float" office:value="-643.5" calcext:value-type="float">
            <text:p>-643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c1</text:p>
          </table:table-cell>
          <table:table-cell table:formula="of:=([.B$9]-([.B12]*([.B3]+[.B4])/[.B15]))/2" office:value-type="float" office:value="-83.68" calcext:value-type="float">
            <text:p>-8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2</text:p>
          </table:table-cell>
          <table:table-cell table:formula="of:=([.B$9]-([.B12]*([.B6]+[.B5])/[.B16]))/2" office:value-type="float" office:value="-87.7150537634408" calcext:value-type="float">
            <text:p>-87.7150537634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</text:p>
          </table:table-cell>
          <table:table-cell table:formula="of:=([.B23]+[.B24])/2" office:value-type="float" office:value="-85.6975268817204" calcext:value-type="float">
            <text:p>-85.697526881720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yc1</text:p>
          </table:table-cell>
          <table:table-cell table:formula="of:=([.B$8]-([.B13]*([.C3]+[.C6])/[.B19]))/2" office:value-type="float" office:value="575.487804878049" calcext:value-type="float">
            <text:p>575.487804878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2</text:p>
          </table:table-cell>
          <table:table-cell table:formula="of:=([.B$8]-[.B13]*([.C4]+[.C5])/[.B20])/2" office:value-type="float" office:value="593.10618066561" calcext:value-type="float">
            <text:p>593.10618066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</text:p>
          </table:table-cell>
          <table:table-cell table:formula="of:=([.B28]+[.B29])/2" office:value-type="float" office:value="584.29699277183" calcext:value-type="float">
            <text:p>584.2969927718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raw</text:p>
          </table:table-cell>
          <table:table-cell office:value-type="string" calcext:value-type="string">
            <text:p>yr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52" calcext:value-type="float">
            <text:p>852</text:p>
          </table:table-cell>
          <table:table-cell table:formula="of:=([.A33]*[.B$12]/[.B$17])+[.B$25]" office:value-type="float" office:value="28.4390193030185" calcext:value-type="float">
            <text:p>28.4390193030185</text:p>
          </table:table-cell>
          <table:table-cell table:formula="of:=([.B33]*[.B$13]/[.B$21])+[.B$30]" office:value-type="float" office:value="28.2130766879135" calcext:value-type="float">
            <text:p>28.213076687913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46" calcext:value-type="float">
            <text:p>846</text:p>
          </table:table-cell>
          <table:table-cell table:formula="of:=([.A34]*[.B$12]/[.B$17])+[.B$25]" office:value-type="float" office:value="610.768336572095" calcext:value-type="float">
            <text:p>610.768336572095</text:p>
          </table:table-cell>
          <table:table-cell table:formula="of:=([.B34]*[.B$13]/[.B$21])+[.B$30]" office:value-type="float" office:value="32.1291606039973" calcext:value-type="float">
            <text:p>32.129160603997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15" calcext:value-type="float">
            <text:p>215</text:p>
          </table:table-cell>
          <table:table-cell table:formula="of:=([.A35]*[.B$12]/[.B$17])+[.B$25]" office:value-type="float" office:value="609.215458392711" calcext:value-type="float">
            <text:p>609.215458392711</text:p>
          </table:table-cell>
          <table:table-cell table:formula="of:=([.B35]*[.B$13]/[.B$21])+[.B$30]" office:value-type="float" office:value="443.970652445489" calcext:value-type="float">
            <text:p>443.9706524454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table:formula="of:=([.A36]*[.B$12]/[.B$17])+[.B$25]" office:value-type="float" office:value="31.5447756617869" calcext:value-type="float">
            <text:p>31.5447756617869</text:p>
          </table:table-cell>
          <table:table-cell table:formula="of:=([.B36]*[.B$13]/[.B$21])+[.B$30]" office:value-type="float" office:value="456.371584846422" calcext:value-type="float">
            <text:p>456.371584846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1:20:32.964000000</meta:creation-date>
    <meta:generator>LibreOffice/6.0.7.3$Windows_X86_64 LibreOffice_project/dc89aa7a9eabfd848af146d5086077aeed2ae4a5</meta:generator>
    <dc:date>2019-09-29T22:06:27.820000000</dc:date>
    <meta:editing-duration>PT23M9S</meta:editing-duration>
    <meta:editing-cycles>3</meta:editing-cycles>
    <meta:document-statistic meta:table-count="1" meta:cell-count="69" meta:object-count="0"/>
  </office:meta>
</office:document-meta>
</file>